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2108" officeooo:paragraph-rsid="000a2108"/>
    </style:style>
    <style:style style:name="P2" style:family="paragraph" style:parent-style-name="Standard">
      <style:text-properties fo:language="en" fo:country="US" fo:font-style="normal" officeooo:rsid="000a9624" officeooo:paragraph-rsid="000c3b59" style:font-size-asian="10.5pt" style:font-style-asian="normal" style:font-style-complex="normal"/>
    </style:style>
    <style:style style:name="P3" style:family="paragraph" style:parent-style-name="Standard">
      <style:text-properties fo:language="en" fo:country="US" fo:font-style="normal" officeooo:rsid="000c3b59" officeooo:paragraph-rsid="000c3b59" style:font-size-asian="10.5pt" style:font-style-asian="normal" style:font-style-complex="normal"/>
    </style:style>
    <style:style style:name="P4" style:family="paragraph" style:parent-style-name="Standard">
      <style:text-properties fo:language="en" fo:country="US" fo:font-style="normal" officeooo:rsid="000d1e12" officeooo:paragraph-rsid="000d1e12" style:font-size-asian="10.5pt" style:font-style-asian="normal" style:font-style-complex="normal"/>
    </style:style>
    <style:style style:name="P5" style:family="paragraph" style:parent-style-name="Standard">
      <style:text-properties fo:language="en" fo:country="US" fo:font-style="normal" officeooo:rsid="000e122e" officeooo:paragraph-rsid="000e122e" style:font-size-asian="10.5pt" style:font-style-asian="normal" style:font-style-complex="normal"/>
    </style:style>
    <style:style style:name="P6" style:family="paragraph" style:parent-style-name="Standard">
      <style:text-properties fo:language="en" fo:country="US" fo:font-style="normal" officeooo:rsid="0012a448" officeooo:paragraph-rsid="0012a448" style:font-size-asian="10.5pt" style:font-style-asian="normal" style:font-style-complex="normal"/>
    </style:style>
    <style:style style:name="P7" style:family="paragraph" style:parent-style-name="Standard">
      <style:text-properties fo:language="en" fo:country="US" officeooo:rsid="000a2108" officeooo:paragraph-rsid="000a2108" style:font-size-asian="10.5pt"/>
    </style:style>
    <style:style style:name="P8" style:family="paragraph" style:parent-style-name="Text_20_body">
      <style:text-properties officeooo:rsid="001d9d50" officeooo:paragraph-rsid="001d9d50"/>
    </style:style>
    <style:style style:name="P9" style:family="paragraph" style:parent-style-name="Text_20_body">
      <style:text-properties officeooo:rsid="001e4d52" officeooo:paragraph-rsid="001e4d52"/>
    </style:style>
    <style:style style:name="P10" style:family="paragraph" style:parent-style-name="Standard" style:list-style-name="L1">
      <style:text-properties officeooo:paragraph-rsid="001622db"/>
    </style:style>
    <style:style style:name="P11" style:family="paragraph" style:parent-style-name="Standard" style:list-style-name="L1">
      <style:text-properties officeooo:rsid="0016b955" officeooo:paragraph-rsid="0016b955"/>
    </style:style>
    <style:style style:name="P12" style:family="paragraph" style:parent-style-name="Standard" style:list-style-name="L1">
      <style:text-properties fo:language="en" fo:country="US" fo:font-style="normal" officeooo:rsid="00101c98" officeooo:paragraph-rsid="00101c98" style:font-size-asian="10.5pt" style:font-style-asian="normal" style:font-style-complex="normal"/>
    </style:style>
    <style:style style:name="P13" style:family="paragraph" style:parent-style-name="Standard" style:list-style-name="L1">
      <style:text-properties fo:language="en" fo:country="US" fo:font-style="normal" officeooo:rsid="00109e31" officeooo:paragraph-rsid="00109e31" style:font-size-asian="10.5pt" style:font-style-asian="normal" style:font-style-complex="normal"/>
    </style:style>
    <style:style style:name="P14" style:family="paragraph" style:parent-style-name="Standard" style:list-style-name="L1">
      <style:text-properties fo:language="en" fo:country="US" fo:font-style="normal" officeooo:rsid="00109e31" officeooo:paragraph-rsid="0016b955" style:font-size-asian="10.5pt" style:font-style-asian="normal" style:font-style-complex="normal"/>
    </style:style>
    <style:style style:name="P15" style:family="paragraph" style:parent-style-name="Standard" style:list-style-name="L1">
      <style:text-properties fo:language="en" fo:country="US" fo:font-style="normal" officeooo:rsid="0011e857" officeooo:paragraph-rsid="0011e857" style:font-size-asian="10.5pt" style:font-style-asian="normal" style:font-style-complex="normal"/>
    </style:style>
    <style:style style:name="P16" style:family="paragraph" style:parent-style-name="Standard" style:list-style-name="L1">
      <style:text-properties fo:language="en" fo:country="US" fo:font-style="normal" officeooo:rsid="00133720" officeooo:paragraph-rsid="00133720" style:font-size-asian="10.5pt" style:font-style-asian="normal" style:font-style-complex="normal"/>
    </style:style>
    <style:style style:name="P17" style:family="paragraph" style:parent-style-name="Standard" style:list-style-name="L1">
      <style:text-properties fo:language="en" fo:country="US" fo:font-style="normal" officeooo:rsid="0012a448" officeooo:paragraph-rsid="0012a448" style:font-size-asian="10.5pt" style:font-style-asian="normal" style:font-style-complex="normal"/>
    </style:style>
    <style:style style:name="P18" style:family="paragraph" style:parent-style-name="Standard" style:list-style-name="L1">
      <style:text-properties fo:language="en" fo:country="US" fo:font-style="normal" style:text-underline-style="solid" style:text-underline-width="auto" style:text-underline-color="font-color" officeooo:rsid="0016b955" officeooo:paragraph-rsid="0016b955" style:font-size-asian="10.5pt" style:font-style-asian="normal" style:font-style-complex="normal"/>
    </style:style>
    <style:style style:name="P19" style:family="paragraph" style:parent-style-name="Standard" style:list-style-name="L1">
      <style:text-properties fo:language="en" fo:country="US" fo:font-style="normal" style:text-underline-style="solid" style:text-underline-width="auto" style:text-underline-color="font-color" officeooo:rsid="0019fe02" officeooo:paragraph-rsid="0019fe02" style:font-size-asian="10.5pt" style:font-style-asian="normal" style:font-style-complex="normal"/>
    </style:style>
    <style:style style:name="P20" style:family="paragraph" style:parent-style-name="Standard" style:list-style-name="L1">
      <style:text-properties fo:language="en" fo:country="US" fo:font-style="normal" style:text-underline-style="solid" style:text-underline-width="auto" style:text-underline-color="font-color" officeooo:rsid="0011e857" officeooo:paragraph-rsid="0011e857" style:font-size-asian="10.5pt" style:font-style-asian="normal" style:font-style-complex="normal"/>
    </style:style>
    <style:style style:name="P21" style:family="paragraph" style:parent-style-name="Standard" style:list-style-name="L1">
      <style:text-properties fo:language="en" fo:country="US" fo:font-style="normal" style:text-underline-style="solid" style:text-underline-width="auto" style:text-underline-color="font-color" officeooo:rsid="001bd347" officeooo:paragraph-rsid="001bd347" style:font-size-asian="10.5pt" style:font-style-asian="normal" style:font-style-complex="normal"/>
    </style:style>
    <style:style style:name="P22" style:family="paragraph" style:parent-style-name="Standard" style:list-style-name="L1">
      <style:text-properties style:text-position="0% 100%" fo:language="en" fo:country="US" fo:font-style="normal" officeooo:rsid="00101c98" officeooo:paragraph-rsid="00101c98" style:font-size-asian="10.5pt" style:font-style-asian="normal" style:font-style-complex="normal"/>
    </style:style>
    <style:style style:name="P23" style:family="paragraph" style:parent-style-name="Standard" style:list-style-name="L1">
      <style:text-properties style:text-position="0% 100%" fo:language="en" fo:country="US" fo:font-style="normal" officeooo:rsid="00101c98" officeooo:paragraph-rsid="0016b955" style:font-size-asian="10.5pt" style:font-style-asian="normal" style:font-style-complex="normal"/>
    </style:style>
    <style:style style:name="P24" style:family="paragraph" style:parent-style-name="Standard" style:list-style-name="L1">
      <style:text-properties style:text-position="0% 100%" fo:language="en" fo:country="US" fo:font-style="normal" officeooo:rsid="00133720" officeooo:paragraph-rsid="00133720" style:font-size-asian="10.5pt" style:font-style-asian="normal" style:font-style-complex="normal"/>
    </style:style>
    <style:style style:name="P25" style:family="paragraph" style:parent-style-name="Standard">
      <style:text-properties officeooo:rsid="000a2108" officeooo:paragraph-rsid="000a2108"/>
    </style:style>
    <style:style style:name="P26" style:family="paragraph" style:parent-style-name="Standard">
      <style:text-properties officeooo:rsid="00231c2c" officeooo:paragraph-rsid="00231c2c"/>
    </style:style>
    <style:style style:name="P27" style:family="paragraph" style:parent-style-name="Text_20_body">
      <style:text-properties fo:language="en" fo:country="US" officeooo:rsid="001e4d52" officeooo:paragraph-rsid="001e4d52"/>
    </style:style>
    <style:style style:name="P28" style:family="paragraph" style:parent-style-name="Heading_20_3">
      <style:text-properties officeooo:paragraph-rsid="001d9d50"/>
    </style:style>
    <style:style style:name="T1" style:family="text">
      <style:text-properties officeooo:rsid="000c3b5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c3b59" style:font-style-asian="italic" style:font-style-complex="italic"/>
    </style:style>
    <style:style style:name="T4" style:family="text">
      <style:text-properties fo:font-style="italic" officeooo:rsid="000d1e12" style:font-style-asian="italic" style:font-style-complex="italic"/>
    </style:style>
    <style:style style:name="T5" style:family="text">
      <style:text-properties officeooo:rsid="000d1e12"/>
    </style:style>
    <style:style style:name="T6" style:family="text">
      <style:text-properties fo:language="en" fo:country="US" style:font-size-asian="10.5pt"/>
    </style:style>
    <style:style style:name="T7" style:family="text">
      <style:text-properties fo:language="en" fo:country="US" officeooo:rsid="0023a782" style:font-size-asian="10.5pt"/>
    </style:style>
    <style:style style:name="T8" style:family="text">
      <style:text-properties fo:language="en" fo:country="US" fo:font-style="normal" style:font-size-asian="10.5pt" style:font-style-asian="normal" style:font-style-complex="normal"/>
    </style:style>
    <style:style style:name="T9" style:family="text">
      <style:text-properties fo:language="en" fo:country="US" fo:font-style="normal" officeooo:rsid="00101c98" style:font-size-asian="10.5pt" style:font-style-asian="normal" style:font-style-complex="normal"/>
    </style:style>
    <style:style style:name="T10" style:family="text">
      <style:text-properties fo:language="en" fo:country="US" fo:font-style="normal" officeooo:rsid="001622db" style:font-size-asian="10.5pt" style:font-style-asian="normal" style:font-style-complex="normal"/>
    </style:style>
    <style:style style:name="T11" style:family="text">
      <style:text-properties fo:language="en" fo:country="US" fo:font-style="normal" officeooo:rsid="001d9d50" style:font-size-asian="10.5pt" style:font-style-asian="normal" style:font-style-complex="normal"/>
    </style:style>
    <style:style style:name="T12" style:family="text">
      <style:text-properties fo:language="en" fo:country="US" fo:font-style="normal" officeooo:rsid="001e4d52" style:font-size-asian="10.5pt" style:font-style-asian="normal" style:font-style-complex="normal"/>
    </style:style>
    <style:style style:name="T13" style:family="text">
      <style:text-properties fo:language="en" fo:country="US" fo:font-style="normal" fo:font-weight="bold" officeooo:rsid="00101c98" style:font-size-asian="10.5pt" style:font-style-asian="normal" style:font-weight-asian="bold" style:font-style-complex="normal" style:font-weight-complex="bold"/>
    </style:style>
    <style:style style:name="T14" style:family="text">
      <style:text-properties fo:language="en" fo:country="US" fo:font-style="normal" style:text-underline-style="solid" style:text-underline-width="auto" style:text-underline-color="font-color" style:font-size-asian="10.5pt" style:font-style-asian="normal" style:font-style-complex="normal"/>
    </style:style>
    <style:style style:name="T15" style:family="text">
      <style:text-properties fo:language="en" fo:country="US" fo:font-style="normal" style:text-underline-style="solid" style:text-underline-width="auto" style:text-underline-color="font-color" officeooo:rsid="001622db" style:font-size-asian="10.5pt" style:font-style-asian="normal" style:font-style-complex="normal"/>
    </style:style>
    <style:style style:name="T16" style:family="text">
      <style:text-properties officeooo:rsid="000e6ab5"/>
    </style:style>
    <style:style style:name="T17" style:family="text">
      <style:text-properties officeooo:rsid="000f00b6"/>
    </style:style>
    <style:style style:name="T18" style:family="text">
      <style:text-properties style:text-position="sub 58%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133720"/>
    </style:style>
    <style:style style:name="T21" style:family="text">
      <style:text-properties officeooo:rsid="001622db"/>
    </style:style>
    <style:style style:name="T22" style:family="text">
      <style:text-properties officeooo:rsid="00167eb9"/>
    </style:style>
    <style:style style:name="T23" style:family="text">
      <style:text-properties officeooo:rsid="0016b955"/>
    </style:style>
    <style:style style:name="T24" style:family="text">
      <style:text-properties style:text-position="0% 100%"/>
    </style:style>
    <style:style style:name="T25" style:family="text">
      <style:text-properties style:text-position="0% 100%" officeooo:rsid="0016b955"/>
    </style:style>
    <style:style style:name="T26" style:family="text">
      <style:text-properties officeooo:rsid="0016da8e"/>
    </style:style>
    <style:style style:name="T27" style:family="text">
      <style:text-properties officeooo:rsid="0017f71e"/>
    </style:style>
    <style:style style:name="T28" style:family="text">
      <style:text-properties officeooo:rsid="001e4d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Git Repositories:</text:h>
      <text:p text:style-name="P1"><text:a xlink:type="simple" xlink:href="https://github.com/ProjectKitchen/RoboFriend/tree/ros-node-devel" text:style-name="Internet_20_link" text:visited-style-name="Visited_20_Internet_20_Link">ros-node-devel</text:a><text:span text:style-name="T6">: currently up-to-date</text:span></text:p>
      <text:p text:style-name="P1"><text:a xlink:type="simple" xlink:href="https://github.com/ProjectKitchen/RoboFriend/commits/zahedim/pcb-development" text:style-name="Internet_20_link" text:visited-style-name="Visited_20_Internet_20_Link">zahedim/pcb-development</text:a><text:span text:style-name="T6">: hardware revision #1</text:span></text:p>
      <text:p text:style-name="P26"><text:a xlink:type="simple" xlink:href="https://github.com/ProjectKitchen/RoboFriend/tree/chris_work_stable" text:style-name="Internet_20_link" text:visited-style-name="Visited_20_Internet_20_Link">chris_work_stable</text:a><text:span text:style-name="T6">: </text:span><text:span text:style-name="T7">pid</text:span><text:span text:style-name="T6"> </text:span><text:span text:style-name="T7">control</text:span><text:span text:style-name="T6"> </text:span><text:span text:style-name="T7">for m</text:span><text:span text:style-name="T6">otor</text:span><text:span text:style-name="T7">s</text:span><text:span text:style-name="T6">, </text:span><text:span text:style-name="T7">read o</text:span><text:span text:style-name="T6">dometr</text:span><text:span text:style-name="T7">y</text:span><text:span text:style-name="T6"> </text:span><text:span text:style-name="T7">data</text:span><text:span text:style-name="T6">, Teensy++ 2.0 DK</text:span></text:p>
      <text:p text:style-name="P7"/>
      <text:h text:style-name="Heading_20_3" text:outline-level="3"><text:span text:style-name="T17">Folder s</text:span>tructure:</text:h>
      <text:p text:style-name="P2"><text:span text:style-name="T1">+ </text:span><text:span text:style-name="T3">datasheets</text:span><text:span text:style-name="T1">:</text:span></text:p>
      <text:p text:style-name="P2"><text:span text:style-name="T1"><text:tab/>+ </text:span><text:span text:style-name="T3">amp</text:span><text:span text:style-name="T1">: LM324-N, low-power, quad-operational amplifier used in robofriends head</text:span></text:p>
      <text:p text:style-name="P2"><text:span text:style-name="T1"><text:tab/>+ </text:span><text:span text:style-name="T3">servo</text:span><text:span text:style-name="T1">: SD20, 20 channel I²C servo controller used in robofriends head</text:span></text:p>
      <text:p text:style-name="P2"><text:span text:style-name="T1"><text:tab/>+ </text:span><text:span text:style-name="T3">uc</text:span><text:span text:style-name="T1">: data sheet, info, schematics and pin out information for </text:span><text:a xlink:type="simple" xlink:href="https://www.pjrc.com/store/teensypp.html" text:style-name="Internet_20_link" text:visited-style-name="Visited_20_Internet_20_Link"><text:span text:style-name="T1">Teensy++ 2.0 DK</text:span></text:a></text:p>
      <text:p text:style-name="P2"><text:span text:style-name="T1"><text:tab/>+ </text:span><text:span text:style-name="T3">usb</text:span><text:span text:style-name="T1">: CY7C63743C, USB controller used in robofriends head</text:span></text:p>
      <text:p text:style-name="P3">+ <text:span text:style-name="T2">documentation</text:span>:</text:p>
      <text:p text:style-name="P3"><text:tab/>+ WS17: master thesis Karima Khlousy-Neirukh</text:p>
      <text:p text:style-name="P3"><text:tab/>+ WS18: <text:span text:style-name="T5">battery value percentage mapping, hardware overview, robofriend overview</text:span></text:p>
      <text:p text:style-name="P3">+ <text:span text:style-name="T2">pcb</text:span>:</text:p>
      <text:p text:style-name="P3"><text:span text:style-name="T5"><text:tab/>+ </text:span><text:span text:style-name="T4">bom</text:span><text:span text:style-name="T5">: last updated on 17th of May 2019</text:span></text:p>
      <text:p text:style-name="P4"><text:tab/>+ <text:span text:style-name="T2">gerber</text:span>: last generated on 17th of May 2019</text:p>
      <text:p text:style-name="P4"><text:tab/>+ <text:span text:style-name="T2">img</text:span>: FH Technikum Wien Logo</text:p>
      <text:p text:style-name="P4"><text:tab/>+ <text:span text:style-name="T2">kicad</text:span>: KiCad project files</text:p>
      <text:p text:style-name="P4"><text:tab/>+ <text:span text:style-name="T2">lib</text:span>: needed libraries and footprints for KiCad</text:p>
      <text:p text:style-name="P4"><text:tab/>+ <text:span text:style-name="T2">plot</text:span>: schematics plotted</text:p>
      <text:p text:style-name="P4"><text:tab/>+ <text:span text:style-name="T2">track-width</text:span>: track widths used for pcb layout</text:p>
      <text:p text:style-name="P3">+ <text:span text:style-name="T2">simulation</text:span>:</text:p>
      <text:p text:style-name="P3"><text:span text:style-name="T5"><text:tab/>+ </text:span><text:span text:style-name="T4">supply</text:span><text:span text:style-name="T5">: ltspice simulation files used for power supply pcb</text:span></text:p>
      <text:p text:style-name="P4"><text:span text:style-name="T5"><text:tab/>+ </text:span><text:span text:style-name="T2">vbat</text:span>: ltspice simulation files used for the voltage divider measuring the battery voltage</text:p>
      <text:p text:style-name="P3">+ <text:span text:style-name="T2">src</text:span>:</text:p>
      <text:p text:style-name="P5"><text:tab/>+ <text:span text:style-name="T2">Pi</text:span>: <text:span text:style-name="T16">code used for raspberry pi</text:span></text:p>
      <text:p text:style-name="P5"><text:tab/>+ <text:span text:style-name="T2">TabletGUI</text:span>: <text:span text:style-name="T16">code used for TabletGUI</text:span></text:p>
      <text:p text:style-name="P5"><text:tab/>+ <text:span text:style-name="T2">Teensy</text:span>: code used for <text:span text:style-name="T16">Teensy++ 2.0 DK</text:span></text:p>
      <text:p text:style-name="P5"/>
      <text:h text:style-name="Heading_20_3" text:outline-level="3"><text:span text:style-name="T23">Schmeatics </text:span>info:</text:h>
      <text:list xml:id="list2430815738" text:style-name="L1">
        <text:list-item>
          <text:p text:style-name="P11"><text:span text:style-name="T15">I</text:span><text:span text:style-name="T14">nput Filter and Power Plugs</text:span><text:span text:style-name="T8">: </text:span></text:p>
          <text:list>
            <text:list-item>
              <text:p text:style-name="P10"><text:span text:style-name="T10">C</text:span><text:span text:style-name="T9">onnect up to three </text:span><text:span text:style-name="T13">parallel</text:span><text:span text:style-name="T9"> 12 V batteries to J2 </text:span></text:p>
            </text:list-item>
            <text:list-item>
              <text:p text:style-name="P12">Deep discharge protection:</text:p>
              <text:list>
                <text:list-item>
                  <text:p text:style-name="P12"><text:span text:style-name="T23">T</text:span>he hysteres<text:span text:style-name="T23">is</text:span> <text:span text:style-name="T21">width</text:span> is designed for 1 V </text:p>
                </text:list-item>
                <text:list-item>
                  <text:p text:style-name="P12"><text:span text:style-name="T23">U</text:span>sed formula <text:span text:style-name="T22">(see this </text:span><text:a xlink:type="simple" xlink:href="https://www.electronics-tutorials.ws/de/operationsverstarker/opamp-komparator.html" text:style-name="Internet_20_link" text:visited-style-name="Visited_20_Internet_20_Link"><text:span text:style-name="T22">link</text:span></text:a><text:span text:style-name="T22">)</text:span>:<text:line-break/>U<text:span text:style-name="T18">TP</text:span> = (R3 / (R3 + R5)) * +V<text:span text:style-name="T18">CC</text:span> = (20 k / (20 k + 220 k)) * 12 V= 1 V<text:line-break/>L<text:span text:style-name="T18">TP</text:span> = (R3 / (R3 + R5)) * -V<text:span text:style-name="T18">CC</text:span> = (20 k / (20 k + 220 k)) * 0 V= 0 V<text:line-break/>V<text:span text:style-name="T18">HYS</text:span> = U<text:span text:style-name="T18">TP</text:span> - L<text:span text:style-name="T18">TP</text:span> = 1 V</text:p>
                </text:list-item>
                <text:list-item>
                  <text:p text:style-name="P12">Use RV1 to adjust the V<text:span text:style-name="T18">REF</text:span><text:span text:style-name="T24"> </text:span><text:span text:style-name="T25">(see the simulation files)</text:span></text:p>
                </text:list-item>
              </text:list>
            </text:list-item>
            <text:list-item>
              <text:p text:style-name="P22"><text:span text:style-name="T23">1</text:span>2 V supply for <text:span text:style-name="T23">robofriend’s </text:span>peripheral:</text:p>
              <text:list>
                <text:list-item>
                  <text:p text:style-name="P23">Solder J16 if you are <text:span text:style-name="T19">not</text:span> using a buck boost converter, <text:span text:style-name="T23">otherwise</text:span></text:p>
                </text:list-item>
                <text:list-item>
                  <text:p text:style-name="P12">Use J11 as an unregulated 12 V output for a buck boost converter</text:p>
                </text:list-item>
                <text:list-item>
                  <text:p text:style-name="P12">Connect the regulated 12 V supply to J20</text:p>
                </text:list-item>
              </text:list>
            </text:list-item>
            <text:list-item>
              <text:p text:style-name="P13">Power up an additional raspberry pi via J13 or J14</text:p>
              <text:p text:style-name="P13"/>
            </text:list-item>
          </text:list>
        </text:list-item>
        <text:list-item>
          <text:p text:style-name="P18">Overcurrent Detection/Protection</text:p>
          <text:list>
            <text:list-item>
              <text:p text:style-name="P13">D8 signals that the boost modules are supplied with 12 V</text:p>
            </text:list-item>
            <text:list-item>
              <text:p text:style-name="P15"><text:soft-page-break/>INA193 is a current shunt monitor with a<text:span text:style-name="T20">n analog</text:span> linear output presenting 10 A of current consumption as 2 V at its output <text:span text:style-name="T26">(</text:span><text:a xlink:type="simple" xlink:href="https://www.tinacloud.com/tinademo/tina.php?path=EXAMPLESROOT%7CUSER%7C&amp;file=48V%2010A%20Current%20Measurement.TSC" text:style-name="Internet_20_link" text:visited-style-name="Visited_20_Internet_20_Link"><text:span text:style-name="T26">link</text:span></text:a><text:span text:style-name="T26">)</text:span>. </text:p>
            </text:list-item>
            <text:list-item>
              <text:p text:style-name="P14">Current consumption <text:span text:style-name="T23">by a single motor</text:span>:</text:p>
              <text:list>
                <text:list-item>
                  <text:p text:style-name="P14">no-load: 0.18 A</text:p>
                </text:list-item>
                <text:list-item>
                  <text:p text:style-name="P14">rated: 0.35 A</text:p>
                </text:list-item>
                <text:list-item>
                  <text:p text:style-name="P14">max.: 3.50 A</text:p>
                </text:list-item>
              </text:list>
            </text:list-item>
            <text:list-item>
              <text:p text:style-name="P16">The analog output signal is used as an input for a comparator (U9) to <text:span text:style-name="T27">generate</text:span> a digital signal which can be <text:span text:style-name="T27">registered</text:span> as an external interrupt</text:p>
            </text:list-item>
            <text:list-item>
              <text:p text:style-name="P16">Use RV2 to adjust V<text:span text:style-name="T18">REF</text:span><text:span text:style-name="T24"> (see the simulation files)</text:span></text:p>
              <text:p text:style-name="P24"/>
            </text:list-item>
          </text:list>
        </text:list-item>
        <text:list-item>
          <text:p text:style-name="P19">Precision shunt V<text:span text:style-name="T18">REF</text:span></text:p>
          <text:list>
            <text:list-item>
              <text:p text:style-name="P13">4.096 V precision shunt used as V<text:span text:style-name="T18">REF</text:span> for ADC measurements (connect JP4)</text:p>
            </text:list-item>
          </text:list>
          <text:p text:style-name="P15"/>
        </text:list-item>
        <text:list-item>
          <text:p text:style-name="P20">Teensy++ <text:span text:style-name="T23">2.0</text:span>:</text:p>
          <text:list>
            <text:list-item>
              <text:p text:style-name="P15">Connect JP1 when the development kit is placed on the pcb socket</text:p>
            </text:list-item>
            <text:list-item>
              <text:p text:style-name="P15">Disconnect JP1 when <text:span text:style-name="T19">just</text:span> using the USB interface to power up the development kit</text:p>
              <text:p text:style-name="P15"/>
            </text:list-item>
          </text:list>
        </text:list-item>
        <text:list-item>
          <text:p text:style-name="P21">General:</text:p>
          <text:list>
            <text:list-item>
              <text:p text:style-name="P17">Check the logic level before connecting external peripheral to the pcb</text:p>
            </text:list-item>
          </text:list>
        </text:list-item>
      </text:list>
      <text:p text:style-name="P6"/>
      <text:h text:style-name="P28" text:outline-level="3"><text:span text:style-name="T12">Repository Setup/</text:span><text:span text:style-name="T11">ROS Installation/Setup/Configuration </text:span><text:span text:style-name="T9">info:</text:span></text:h>
      <text:p text:style-name="P8"><text:a xlink:type="simple" xlink:href="https://github.com/ProjectKitchen/RoboFriend/tree/ros-node-devel/src/Pi/scripts" text:style-name="Internet_20_link" text:visited-style-name="Visited_20_Internet_20_Link"><text:span text:style-name="T9">L</text:span></text:a><text:a xlink:type="simple" xlink:href="https://github.com/ProjectKitchen/RoboFriend/tree/ros-node-devel/src/Pi/scripts" text:style-name="Internet_20_link" text:visited-style-name="Visited_20_Internet_20_Link">ink</text:a><text:span text:style-name="T8"> </text:span><text:span text:style-name="T12">for the project setup</text:span><text:span text:style-name="T8">.</text:span></text:p>
      <text:h text:style-name="Heading_20_3" text:outline-level="3"><text:span text:style-name="T28">Robofriend - General</text:span> info:</text:h>
      <text:p text:style-name="P9"><text:a xlink:type="simple" xlink:href="https://github.com/ProjectKitchen/RoboFriend/tree/ros-node-devel/" text:style-name="Internet_20_link" text:visited-style-name="Visited_20_Internet_20_Link">Link</text:a>.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09:28:02.239685182</meta:creation-date>
    <meta:generator>LibreOffice/6.0.7.3$Linux_X86_64 LibreOffice_project/00m0$Build-3</meta:generator>
    <dc:date>2019-04-23T19:33:59.977458757</dc:date>
    <meta:editing-duration>PT3H6M55S</meta:editing-duration>
    <meta:editing-cycles>24</meta:editing-cycles>
    <meta:document-statistic meta:table-count="0" meta:image-count="0" meta:object-count="0" meta:page-count="2" meta:paragraph-count="64" meta:word-count="522" meta:character-count="2819" meta:non-whitespace-character-count="2368"/>
  </office:meta>
</office:document-meta>
</file>